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ato" svg:font-family="Lato, apple-system, BlinkMacSystemFont, 'Segoe UI', Roboto, 'Helvetica Neue', Arial, sans-serif, 'Apple Color Emoji', 'Segoe UI Emoji', 'Segoe UI Symbol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1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3" style:family="paragraph" style:parent-style-name="Heading_20_1" style:list-style-name="L2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>
        <style:tab-stops>
          <style:tab-stop style:position="-0.1874in"/>
        </style:tab-stops>
      </style:paragraph-properties>
      <style:text-properties officeooo:paragraph-rsid="00158d88"/>
    </style:style>
    <style:style style:name="P4" style:family="paragraph" style:parent-style-name="Heading_20_1" style:list-style-name="L2">
      <loext:graphic-properties draw:fill="none"/>
      <style:paragraph-properties fo:margin-left="0in" fo:margin-right="0in" fo:margin-top="0.1665in" fo:margin-bottom="0.0835in" loext:contextual-spacing="false" fo:text-indent="0in" style:auto-text-indent="false" fo:break-before="page" fo:background-color="transparent">
        <style:tab-stops>
          <style:tab-stop style:position="-0.1874in"/>
        </style:tab-stops>
      </style:paragraph-properties>
      <style:text-properties officeooo:paragraph-rsid="00158d88"/>
    </style:style>
    <style:style style:name="P5" style:family="paragraph" style:parent-style-name="Heading_20_2">
      <style:text-properties officeooo:paragraph-rsid="003df87a"/>
    </style:style>
    <style:style style:name="P6" style:family="paragraph" style:parent-style-name="Heading_20_2">
      <style:text-properties officeooo:paragraph-rsid="006b3785"/>
    </style:style>
    <style:style style:name="P7" style:family="paragraph" style:parent-style-name="Heading_20_2">
      <style:text-properties officeooo:paragraph-rsid="007c8c7a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40f173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424905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4a86f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19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0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1" style:family="paragraph" style:parent-style-name="Preformatted_20_Text">
      <style:text-properties style:font-name="Liberation Mono" fo:font-size="10pt" officeooo:rsid="00158d88" officeooo:paragraph-rsid="00158d88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89485" officeooo:paragraph-rsid="00389485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Preformatted_20_Text">
      <style:text-properties style:font-name="Liberation Mono" fo:font-size="10pt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Liberation Mono" fo:font-size="10pt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text-properties officeooo:paragraph-rsid="00189a9b"/>
    </style:style>
    <style:style style:name="P29" style:family="paragraph" style:parent-style-name="Preformatted_20_Text">
      <style:text-properties officeooo:paragraph-rsid="00389485"/>
    </style:style>
    <style:style style:name="P30" style:family="paragraph" style:parent-style-name="Preformatted_20_Text">
      <style:text-properties officeooo:paragraph-rsid="003f01f2"/>
    </style:style>
    <style:style style:name="P31" style:family="paragraph" style:parent-style-name="Preformatted_20_Text">
      <style:text-properties officeooo:paragraph-rsid="00424905"/>
    </style:style>
    <style:style style:name="P32" style:family="paragraph" style:parent-style-name="Preformatted_20_Text">
      <style:text-properties officeooo:paragraph-rsid="00682d08"/>
    </style:style>
    <style:style style:name="P33" style:family="paragraph" style:parent-style-name="Preformatted_20_Text">
      <style:text-properties officeooo:paragraph-rsid="006b3785"/>
    </style:style>
    <style:style style:name="P34" style:family="paragraph" style:parent-style-name="Preformatted_20_Text">
      <style:text-properties officeooo:paragraph-rsid="0075f892"/>
    </style:style>
    <style:style style:name="P3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officeooo:paragraph-rsid="0040f173"/>
    </style:style>
    <style:style style:name="P36" style:family="paragraph" style:parent-style-name="Preformatted_20_Text">
      <style:paragraph-properties fo:break-before="page"/>
      <style:text-properties officeooo:paragraph-rsid="00682d08"/>
    </style:style>
    <style:style style:name="P37" style:family="paragraph" style:parent-style-name="Standard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38" style:family="paragraph" style:parent-style-name="Standard">
      <style:text-properties fo:font-variant="normal" fo:text-transform="none" fo:color="#000000" style:font-name="Liberation Mono" fo:font-size="9.75pt" fo:letter-spacing="normal" fo:font-style="normal" fo:font-weight="normal" officeooo:rsid="00772818" officeooo:paragraph-rsid="00772818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style:text-properties officeooo:paragraph-rsid="0075f892"/>
    </style:style>
    <style:style style:name="P40" style:family="paragraph" style:parent-style-name="Standard">
      <style:text-properties officeooo:paragraph-rsid="00772818"/>
    </style:style>
    <style:style style:name="P41" style:family="paragraph" style:parent-style-name="Standard">
      <style:text-properties officeooo:rsid="007b05f6" officeooo:paragraph-rsid="007b05f6"/>
    </style:style>
    <style:style style:name="P42" style:family="paragraph" style:parent-style-name="Standard">
      <style:text-properties officeooo:paragraph-rsid="007b05f6"/>
    </style:style>
    <style:style style:name="P43" style:family="paragraph" style:parent-style-name="Standard">
      <style:text-properties officeooo:paragraph-rsid="007b0a52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75f892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38%" style:writing-mode="lr-tb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Title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424905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10pt" fo:letter-spacing="normal" fo:font-style="normal" fo:font-weight="normal" officeooo:rsid="00191b00" style:font-name-asian="Noto Sans Mono CJK SC" style:font-size-asian="10pt" style:font-name-complex="Liberation Mono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37" style:family="text">
      <style:text-properties fo:font-variant="normal" fo:text-transform="none" style:use-window-font-color="true" fo:letter-spacing="normal" fo:font-style="normal"/>
    </style:style>
    <style:style style:name="T38" style:family="text">
      <style:text-properties officeooo:rsid="00132a4a"/>
    </style:style>
    <style:style style:name="T39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43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44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45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officeooo:rsid="00150089"/>
    </style:style>
    <style:style style:name="T47" style:family="text">
      <style:text-properties officeooo:rsid="00189a9b"/>
    </style:style>
    <style:style style:name="T48" style:family="text">
      <style:text-properties officeooo:rsid="002d6131"/>
    </style:style>
    <style:style style:name="T4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3ed390" style:font-size-asian="14pt" style:font-size-complex="14pt"/>
    </style:style>
    <style:style style:name="T52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53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54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55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6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57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58" style:family="text">
      <style:text-properties officeooo:rsid="003ed390"/>
    </style:style>
    <style:style style:name="T59" style:family="text">
      <style:text-properties officeooo:rsid="003f01f2"/>
    </style:style>
    <style:style style:name="T60" style:family="text">
      <style:text-properties officeooo:rsid="0040f173"/>
    </style:style>
    <style:style style:name="T61" style:family="text">
      <style:text-properties officeooo:rsid="00424905"/>
    </style:style>
    <style:style style:name="T62" style:family="text">
      <style:text-properties officeooo:rsid="0064a86f"/>
    </style:style>
    <style:style style:name="T63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64" style:family="text">
      <style:text-properties officeooo:rsid="007b0a52"/>
    </style:style>
    <style:style style:name="T65" style:family="text">
      <style:text-properties officeooo:rsid="007e2f9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8">Authors: </text:span>Angelica Amine, Mohamed Yassine Yahyaoui<text:tab/><text:tab/><text:tab/><text:tab/><text:tab/></text:p>
      <text:p text:style-name="P19"><text:span text:style-name="T38">Date : February 2021</text:span></text:p>
      <text:p text:style-name="P18">UGE</text:p>
      <text:p text:style-name="P18"/>
      <text:p text:style-name="P23"/>
      <text:p text:style-name="P47">ChatOS</text:p>
      <text:p text:style-name="P23"><text:span text:style-name="T37"/></text:p>
      <text:p text:style-name="P24"><text:span text:style-name="T37"/></text:p>
      <text:p text:style-name="Contents_20_Heading">Abstract</text:p>
      <text:p text:style-name="P24"><text:span text:style-name="T37"/></text:p>
      <text:p text:style-name="Preformatted_20_Text">ChatOs is a discussion service <text:span text:style-name="T46">between multiple users </text:span><text:span text:style-name="T39">using </text:span><text:span text:style-name="T40">the same</text:span><text:span text:style-name="T39"> server </text:span><text:span text:style-name="T40">applying a </text:span><text:span text:style-name="T39">predefined protocol without sharing users’ IP address.</text:span></text:p>
      <text:p text:style-name="P25"><text:span text:style-name="T37"/></text:p>
      <text:p text:style-name="P24"><text:span text:style-name="T37"/></text:p>
      <text:p text:style-name="Contents_20_Heading">Status of this Memo</text:p>
      <text:p text:style-name="P26"><text:span text:style-name="T37"/></text:p>
      <text:p text:style-name="P21">This request for comment summarize the protocol to be implemented in the different packets used for communication between the user and the client. </text:p>
      <text:p text:style-name="P27"><text:span text:style-name="T37">This document explains also the decisions behind the structure of the packets.</text:span></text:p>
      <text:p text:style-name="P27"><text:span text:style-name="T37"/>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14_2205398687" text:style-name="Index_20_Link" text:visited-style-name="Index_20_Link">1. Introduction<text:tab/>2</text:a></text:p>
          <text:p text:style-name="P2"><text:a xlink:type="simple" xlink:href="#__RefHeading___Toc221_2205398687" text:style-name="Index_20_Link" text:visited-style-name="Index_20_Link">1.1. Requirements notation<text:tab/>2</text:a></text:p>
          <text:p text:style-name="P2"><text:a xlink:type="simple" xlink:href="#__RefHeading___Toc223_2205398687" text:style-name="Index_20_Link" text:visited-style-name="Index_20_Link">1.2. Terminology<text:tab/>2</text:a></text:p>
          <text:p text:style-name="P1"><text:a xlink:type="simple" xlink:href="#__RefHeading___Toc239_2205398687" text:style-name="Index_20_Link" text:visited-style-name="Index_20_Link">2. Connecting to the server and first requests<text:tab/>3</text:a></text:p>
          <text:p text:style-name="P2"><text:a xlink:type="simple" xlink:href="#__RefHeading___Toc1184_2205398687" text:style-name="Index_20_Link" text:visited-style-name="Index_20_Link">2.1. Connection to the server<text:tab/>3</text:a></text:p>
          <text:p text:style-name="P1"><text:a xlink:type="simple" xlink:href="#__RefHeading___Toc1186_2205398687" text:style-name="Index_20_Link" text:visited-style-name="Index_20_Link">packet codes<text:tab/>4</text:a></text:p>
        </text:index-body>
      </text:table-of-content>
      <text:p text:style-name="P17"/>
      <text:list xml:id="list4207435916" text:style-name="L2">
        <text:list-header>
          <text:h text:style-name="P3" text:outline-level="1"><text:span text:style-name="T52"/></text:h>
          <text:h text:style-name="P4" text:outline-level="1"><text:bookmark-start text:name="__RefHeading___Toc214_2205398687"/><text:span text:style-name="T53">1. </text:span><text:span text:style-name="T52">Introduction</text:span><text:bookmark-end text:name="__RefHeading___Toc214_2205398687"/></text:h>
        </text:list-header>
      </text:list>
      <text:p text:style-name="P28"><text:span text:style-name="T47">ChatOs protocol purpose is to allow </text:span><text:span text:style-name="T48">multiple and private </text:span><text:span text:style-name="T47">communication between users without the need to expose their IP address, the </text:span><text:span text:style-name="T41">protocol applied </text:span><text:span text:style-name="T42">and</text:span><text:span text:style-name="T41"> described below is a simplified version </text:span><text:span text:style-name="T44">of a chat server</text:span><text:span text:style-name="T42">.</text:span></text:p>
      <text:p text:style-name="P28"><text:span text:style-name="T42"/></text:p>
      <text:p text:style-name="P29"><text:span text:style-name="T43">All the packets exchanged in this protocol uses the Transmission</text:span><text:span text:style-name="T1"> Control Protocol, </text:span><text:span text:style-name="T2">thus packets availability are handled internally.</text:span></text:p>
      <text:p text:style-name="P9"/>
      <text:p text:style-name="P29"><text:span text:style-name="T2">ChatOs </text:span><text:span text:style-name="T3">allow three main operations : </text:span></text:p>
      <text:p text:style-name="P29"><text:span text:style-name="T3"><text:tab/>- send a message </text:span><text:span text:style-name="T4">to all the users</text:span></text:p>
      <text:p text:style-name="P29"><text:span text:style-name="T4"><text:tab/>- send a message to a specific user</text:span></text:p>
      <text:p text:style-name="P29"><text:span text:style-name="T4"><text:tab/>- start private connection with another user</text:span></text:p>
      <text:p text:style-name="P22"><text:span text:style-name="T1"/></text:p>
      <text:p text:style-name="P29"><text:span text:style-name="T3">To be able to use any operation, a connection with a server that uses the same protocol MUST be established beforehand.</text:span></text:p>
      <text:p text:style-name="P29"><text:span text:style-name="T16"/></text:p>
      <text:h text:style-name="P5" text:outline-level="2" text:is-list-header="true"><text:bookmark-start text:name="__RefHeading___Toc221_2205398687"/><text:span text:style-name="T51">1.1. </text:span><text:span text:style-name="T50">Requirements notation</text:span><text:bookmark-end text:name="__RefHeading___Toc221_2205398687"/></text:h>
      <text:p text:style-name="P8">This document occasionally uses terms that appear in capital letters.</text:p>
      <text:p text:style-name="P8"/>
      <text:p text:style-name="P8">When the terms "MUST", "SHOULD", "RECOMMENDED", "MUST NOT", "SHOULD NOT", and "MAY" appear capitalized, they are being used to indicate particular requirements of this specification.</text:p>
      <text:p text:style-name="P8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reformatted_20_Text"><text:span text:style-name="T3"/></text:p>
      <text:h text:style-name="Heading_20_2" text:outline-level="2" text:is-list-header="true"><text:bookmark-start text:name="__RefHeading___Toc223_2205398687"/><text:span text:style-name="T56">1.2. </text:span><text:span text:style-name="T55">T</text:span><text:span text:style-name="T56">erminology</text:span><text:bookmark-end text:name="__RefHeading___Toc223_2205398687"/></text:h>
      <text:p text:style-name="P10">We describe in this section the <text:span text:style-name="T58">terminology used in the protocol.</text:span></text:p>
      <text:p text:style-name="P10"/>
      <text:p text:style-name="P11"><text:tab/>UTF8</text:p>
      <text:p text:style-name="P20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5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3"><text:span text:style-name="T60"><text:tab/><text:tab/></text:span></text:p>
      <text:p text:style-name="P30"><text:span text:style-name="T5"><text:tab/>\</text:span><text:span text:style-name="T6">all</text:span></text:p>
      <text:p text:style-name="P31"><text:span text:style-name="T5"><text:tab/><text:tab/></text:span><text:span text:style-name="T8">A ChatOS command used by the client side, followed by the user <text:tab/><text:tab/>message, it sends the message to all the other clients connected <text:tab/><text:tab/>to the same server.</text:span></text:p>
      <text:p text:style-name="P31"><text:span text:style-name="T8"><text:tab/><text:tab/>User MUST write it at the beginning of line for the command to </text:span></text:p>
      <text:p text:style-name="P31"><text:span text:style-name="T8"><text:tab/><text:tab/>be valide.</text:span></text:p>
      <text:p text:style-name="P14"><text:tab/></text:p>
      <text:p text:style-name="P14"><text:span text:style-name="T59"><text:tab/>\pm</text:span></text:p>
      <text:p text:style-name="P14"><text:tab/><text:tab/><text:span text:style-name="T61">A ChatOS command used by the client side, followed by another </text:span></text:p>
      <text:p text:style-name="P14"><text:tab/><text:tab/><text:span text:style-name="T61">clientID </text:span><text:span text:style-name="T62">then the message to send.</text:span></text:p>
      <text:p text:style-name="P14"><text:tab/><text:tab/><text:span text:style-name="T62">the clientID to send to MUST already be connected to the server.</text:span></text:p>
      <text:p text:style-name="P14"><text:span text:style-name="T59"><text:tab/><text:tab/></text:span></text:p>
      <text:p text:style-name="P14"><text:span text:style-name="T59"><text:tab/>\cnt</text:span></text:p>
      <text:p text:style-name="P15"><text:tab/><text:tab/><text:span text:style-name="T61">A ChatOS command used by the client side, followed by another </text:span></text:p>
      <text:p text:style-name="P15"><text:tab/><text:tab/><text:span text:style-name="T61">clientID .</text:span></text:p>
      <text:p text:style-name="P32"><text:span text:style-name="T5"><text:tab/><text:tab/></text:span><text:span text:style-name="T9">It sends a request for establishing a private connection with <text:tab/><text:tab/>another user.</text:span></text:p>
      <text:p text:style-name="P32"><text:span text:style-name="T9"/></text:p>
      <text:p text:style-name="P32"><text:span text:style-name="T6"><text:tab/>Request</text:span></text:p>
      <text:p text:style-name="P30"><text:span text:style-name="T6"><text:tab/><text:tab/></text:span><text:span text:style-name="T10">A</text:span><text:span text:style-name="T9"> packet containing data sent from the client to the server.</text:span></text:p>
      <text:p text:style-name="P30"><text:span text:style-name="T9"><text:tab/><text:tab/>Starts with req</text:span><text:span text:style-name="T10">uest code, size of the ClientId followed by the</text:span></text:p>
      <text:p text:style-name="P30"><text:span text:style-name="T10"><text:tab/><text:tab/>client ID, then the size of data zone followed by the data zone.</text:span></text:p>
      <text:p text:style-name="P30"><text:span text:style-name="T5"><text:tab/></text:span></text:p>
      <text:p text:style-name="P32"><text:span text:style-name="T5"><text:tab/></text:span></text:p>
      <text:p text:style-name="P36"><text:span text:style-name="T5"><text:tab/></text:span></text:p>
      <text:p text:style-name="P32"><text:span text:style-name="T5"><text:tab/></text:span><text:span text:style-name="T6">Ack</text:span></text:p>
      <text:p text:style-name="P30"><text:span text:style-name="T6"><text:tab/><text:tab/></text:span><text:span text:style-name="T10">A response from the server to the client after receiving a <text:tab/><text:tab/><text:tab/>request.</text:span></text:p>
      <text:p text:style-name="P32"><text:span text:style-name="T10"><text:tab/><text:tab/>Composed of a packet code </text:span><text:span text:style-name="T11">of 2 bytes</text:span><text:span text:style-name="T10">, and a message zone of </text:span><text:span text:style-name="T12">126</text:span></text:p>
      <text:p text:style-name="P32"><text:span text:style-name="T12"><text:tab/><text:tab/></text:span><text:span text:style-name="T10">bytes.</text:span></text:p>
      <text:p text:style-name="P16"/>
      <text:p text:style-name="P12"><text:tab/><text:span text:style-name="T59">Packet Code</text:span></text:p>
      <text:p text:style-name="P30"><text:span text:style-name="T5"><text:tab/><text:tab/></text:span><text:span text:style-name="T12">A code in the start of the packet, coded on 2 bytes, indicates <text:tab/><text:tab/>the purpose or the state of the packet.</text:span></text:p>
      <text:p text:style-name="P12"/>
      <text:h text:style-name="Heading_20_1" text:outline-level="1"><text:bookmark-start text:name="__RefHeading___Toc239_2205398687"/><text:span text:style-name="T52">2. </text:span><text:span text:style-name="T54">Connecting to the server and first requests</text:span><text:bookmark-end text:name="__RefHeading___Toc239_2205398687"/></text:h>
      <text:h text:style-name="P6" text:outline-level="2" text:is-list-header="true"><text:bookmark-start text:name="__RefHeading___Toc1184_2205398687"/><text:span text:style-name="T57">2.1</text:span><text:span text:style-name="T56">. </text:span><text:span text:style-name="T57">Connection to the server</text:span><text:bookmark-end text:name="__RefHeading___Toc1184_2205398687"/></text:h>
      <text:p text:style-name="P33"><text:span text:style-name="T13">The first step </text:span><text:span text:style-name="T14">consist</text:span><text:span text:style-name="T15">s</text:span><text:span text:style-name="T14"> </text:span><text:span text:style-name="T15">of a client connecting to the server.</text:span></text:p>
      <text:p text:style-name="P34"><text:span text:style-name="T15">For this, a client sends a connecting packet that follows this format : </text:span></text:p>
      <text:p text:style-name="P34"><text:span text:style-name="T15"/></text:p>
      <text:p text:style-name="P44"><text:bookmark text:name="docs-internal-guid-dec40a1c-7fff-7fa0-f153-78be1d3da7d1"/><text:span text:style-name="T45"><text:tab/><text:tab/><text:tab/></text:span><text:span text:style-name="T63">2 bytes <text:s/>2 bytes<text:tab/> string</text:span></text:p>
      <text:p text:style-name="P45"><text:span text:style-name="T28"><text:tab/><text:tab/><text:tab/> -----------------------------------------</text:span></text:p>
      <text:p text:style-name="P45"><text:span text:style-name="T26"><text:tab/><text:tab/><text:tab/> </text:span><text:span text:style-name="T28">| </text:span><text:span text:style-name="T30">Code</text:span><text:span text:style-name="T27"> </text:span><text:span text:style-name="T28">| <text:s/></text:span><text:span text:style-name="T30">NB <text:s text:c="2"/></text:span><text:span text:style-name="T28">| <text:s text:c="2"/></text:span><text:span text:style-name="T30">Pseudonyme</text:span><text:span text:style-name="T27"> </text:span><text:span text:style-name="T28">|</text:span></text:p>
      <text:p text:style-name="Text_20_body"><text:span text:style-name="T26"><text:tab/><text:tab/><text:tab/> </text:span><text:span text:style-name="T28">-----------------------------------------</text:span></text:p>
      <text:p text:style-name="P39"><text:span text:style-name="T18">The code field is an integer coded on 2 bytes, <text:s/>which represents the type of the packet that the server receive, </text:span><text:span text:style-name="T19">in this case the code is “</text:span><text:span text:style-name="T24">1</text:span><text:span text:style-name="T19">” .</text:span></text:p>
      <text:p text:style-name="P37"><text:span text:style-name="T49">The nb field is an integer on 2 bytes which represents the size of the next field : the clientID , a string which is the pseudonyme of the client.</text:span></text:p>
      <text:p text:style-name="P37"><text:span text:style-name="T49"/></text:p>
      <text:p text:style-name="P38"><text:span text:style-name="T49">To this request, the server returns an ACK packet to let the client know if connection was established successfully or not. </text:span></text:p>
      <text:p text:style-name="P38"><text:span text:style-name="T49"/></text:p>
      <text:p text:style-name="P40"><text:span text:style-name="T20"><text:tab/><text:tab/><text:tab/><text:tab/></text:span><text:span text:style-name="T28">2 bytes <text:s text:c="3"/></text:span><text:span text:style-name="T29">126 bytes</text:span></text:p>
      <text:p text:style-name="P45"><text:span text:style-name="T28"><text:tab/><text:tab/><text:tab/><text:tab/>---------------------------</text:span></text:p>
      <text:p text:style-name="P45"><text:span text:style-name="T28"><text:tab/><text:tab/><text:tab/><text:tab/>| </text:span><text:span text:style-name="T30">Code</text:span><text:span text:style-name="T27"> </text:span><text:span text:style-name="T28">| <text:s/></text:span><text:span text:style-name="T30">MsgRetour</text:span><text:span text:style-name="T28">|</text:span></text:p>
      <text:p text:style-name="Text_20_body"><text:span text:style-name="T28"><text:tab/><text:tab/><text:tab/><text:tab/>---------------------------</text:span></text:p>
      <text:p text:style-name="P43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43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41"><text:span text:style-name="T19">I</text:span><text:span text:style-name="T17">f the connection was successfully established then the code is “</text:span><text:span text:style-name="T23">10”.</text:span></text:p>
      <text:p text:style-name="P42"><text:span text:style-name="T21">if the </text:span><text:span text:style-name="T31">ClientID already used by another client, then the connection fails with the code “</text:span><text:span text:style-name="T32">11”.</text:span></text:p>
      <text:p text:style-name="P43"><text:span text:style-name="T19">For any other error </text:span><text:span text:style-name="T21">that may occurs</text:span><text:span text:style-name="T19"> while </text:span><text:span text:style-name="T21">connecting, the code “</text:span><text:span text:style-name="T25">12</text:span><text:span text:style-name="T21">” is returned, with the return message specifying the cause .</text:span></text:p>
      <text:h text:style-name="P7" text:outline-level="2" text:is-list-header="true"><text:span text:style-name="T33">2.</text:span><text:span text:style-name="T35">2</text:span><text:span text:style-name="T34">. </text:span><text:span text:style-name="T35">Public message </text:span><text:span text:style-name="T36">to all users </text:span></text:h>
      <text:p text:style-name="P46"><text:span text:style-name="T28"/></text:p>
      <text:h text:style-name="Heading_20_1" text:outline-level="1"><text:bookmark-start text:name="__RefHeading___Toc1186_2205398687"/><text:bookmark-end text:name="__RefHeading___Toc1186_220539868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ato" svg:font-family="Lato, apple-system, BlinkMacSystemFont, 'Segoe UI', Roboto, 'Helvetica Neue', Arial, sans-serif, 'Apple Color Emoji', 'Segoe UI Emoji', 'Segoe UI Symbol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1.29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2-26T13:47:08.229203952</dc:date>
    <meta:editing-duration>PT8H16M3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4" meta:paragraph-count="82" meta:word-count="730" meta:character-count="4378" meta:non-whitespace-character-count="3598"/>
  </office:meta>
</office:document-meta>
</file>